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Verana_Sans_2.ttf" manifest:media-type="application/x-font-ttf"/>
  <manifest:file-entry manifest:full-path="Fonts/Font_Verana_Sans_1.ttf" manifest:media-type="application/x-font-ttf"/>
  <manifest:file-entry manifest:full-path="Fonts/Font_Latin_Modern_Sans_2.ttf" manifest:media-type="application/x-font-ttf"/>
  <manifest:file-entry manifest:full-path="Fonts/Font_Latin_Modern_Sans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Sans" svg:font-family="'Latin Modern Sans'" style:font-adornments="10 Oblique" style:font-family-generic="swiss" style:font-pitch="variable">
      <svg:font-face-src>
        <svg:font-face-uri xlink:href="Fonts/Font_Latin_Modern_Sans_1.ttf" xlink:type="simple" loext:font-style="normal" loext:font-weight="normal">
          <svg:font-face-format svg:string="truetype"/>
        </svg:font-face-uri>
        <svg:font-face-uri xlink:href="Fonts/Font_Latin_Modern_Sans_2.ttf" xlink:type="simple" loext:font-style="normal" loext:font-weight="bold">
          <svg:font-face-format svg:string="truetype"/>
        </svg:font-face-uri>
      </svg:font-face-src>
    </style:font-face>
    <style:font-face style:name="Latin Modern Sans1" svg:font-family="'Latin Modern Sans'" style:font-adornments="10 Regular" style:font-family-generic="swiss" style:font-pitch="variable">
      <svg:font-face-src>
        <svg:font-face-uri xlink:href="Fonts/Font_Latin_Modern_Sans_1.ttf" xlink:type="simple" loext:font-style="normal" loext:font-weight="normal">
          <svg:font-face-format svg:string="truetype"/>
        </svg:font-face-uri>
        <svg:font-face-uri xlink:href="Fonts/Font_Latin_Modern_Sans_2.ttf" xlink:type="simple" loext:font-style="normal" loext:font-weight="bold">
          <svg:font-face-format svg:string="truetype"/>
        </svg:font-face-uri>
      </svg:font-face-src>
    </style:font-face>
    <style:font-face style:name="Latin Modern Sans2" svg:font-family="'Latin Modern Sans'" style:font-adornments="Gras" style:font-family-generic="swiss" style:font-pitch="variable">
      <svg:font-face-src>
        <svg:font-face-uri xlink:href="Fonts/Font_Latin_Modern_Sans_1.ttf" xlink:type="simple" loext:font-style="normal" loext:font-weight="normal">
          <svg:font-face-format svg:string="truetype"/>
        </svg:font-face-uri>
        <svg:font-face-uri xlink:href="Fonts/Font_Latin_Modern_Sans_2.ttf" xlink:type="simple" loext:font-style="normal" loext:font-weight="bold">
          <svg:font-face-format svg:string="truetype"/>
        </svg:font-face-uri>
      </svg:font-face-src>
    </style:font-face>
    <style:font-face style:name="Latin Modern Sans3" svg:font-family="'Latin Modern Sans'" style:font-adornments="Normal" style:font-family-generic="swiss" style:font-pitch="variable">
      <svg:font-face-src>
        <svg:font-face-uri xlink:href="Fonts/Font_Latin_Modern_Sans_1.ttf" xlink:type="simple" loext:font-style="normal" loext:font-weight="normal">
          <svg:font-face-format svg:string="truetype"/>
        </svg:font-face-uri>
        <svg:font-face-uri xlink:href="Fonts/Font_Latin_Modern_Sans_2.ttf" xlink:type="simple" loext:font-style="normal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ana Sans" svg:font-family="'Verana Sans'" style:font-family-generic="swiss" style:font-pitch="variable">
      <svg:font-face-src>
        <svg:font-face-uri xlink:href="Fonts/Font_Verana_Sans_1.ttf" xlink:type="simple" loext:font-style="normal" loext:font-weight="normal">
          <svg:font-face-format svg:string="truetype"/>
        </svg:font-face-uri>
        <svg:font-face-uri xlink:href="Fonts/Font_Verana_Sans_2.ttf" xlink:type="simple" loext:font-style="normal" loext:font-weight="bold">
          <svg:font-face-format svg:string="truetype"/>
        </svg:font-face-uri>
      </svg:font-face-src>
    </style:font-face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atin Modern Sans" svg:font-family="'Latin Modern Sans'" style:font-adornments="10 Oblique" style:font-family-generic="swiss" style:font-pitch="variable"/>
    <style:font-face style:name="Latin Modern Sans1" svg:font-family="'Latin Modern Sans'" style:font-adornments="10 Regular" style:font-family-generic="swiss" style:font-pitch="variable"/>
    <style:font-face style:name="Latin Modern Sans2" svg:font-family="'Latin Modern Sans'" style:font-adornments="Gras" style:font-family-generic="swiss" style:font-pitch="variable"/>
    <style:font-face style:name="Latin Modern Sans3" svg:font-family="'Latin Modern San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ana Sans" svg:font-family="'Verana Sans'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atin Modern Sans1" fo:font-family="'Latin Modern Sans'" style:font-style-name="10 Regular" style:font-family-generic="swiss" style:font-pitch="variable" fo:hyphenate="true" fo:hyphenation-remain-char-count="2" fo:hyphenation-push-char-count="2" loext:hyphenation-no-caps="fals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52cm" fo:margin-bottom="0.152cm" style:contextual-spacing="false" fo:line-height="115%" fo:text-align="justify" style:justify-single-word="false" fo:hyphenation-ladder-count="no-limit" fo:text-indent="0cm" style:auto-text-indent="true"/>
      <style:text-properties style:font-name="Latin Modern Sans1" fo:font-family="'Latin Modern Sans'" style:font-style-name="10 Regular" style:font-family-generic="swiss" style:font-pitch="variable" fo:font-size="12pt" style:font-size-asian="10.5pt" style:font-size-complex="10.5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  <style:text-properties style:font-name="Verana Sans" fo:font-family="'Verana Sans'" style:font-family-generic="swiss" style:font-pitch="variable" fo:font-size="10pt" style:font-size-asian="10pt" style:font-size-complex="10pt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atin Modern Sans" fo:font-family="'Latin Modern Sans'" style:font-style-name="10 Oblique" style:font-family-generic="swiss" style:font-pitch="variable" fo:font-size="15pt" fo:font-style="normal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atin Modern Sans2" fo:font-family="'Latin Modern Sans'" style:font-style-name="Gras" style:font-family-generic="swiss" style:font-pitch="variable" fo:font-size="13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atin Modern Sans2" fo:font-family="'Latin Modern Sans'" style:font-style-name="Gras" style:font-family-generic="swiss" style:font-pitch="variable" fo:font-size="12pt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>
        <style:tab-stops/>
      </style:paragraph-properties>
      <style:text-properties style:font-name="Latin Modern Sans3" fo:font-family="'Latin Modern Sans'" style:font-style-name="Normal" style:font-family-generic="swiss" style:font-pitch="variable" fo:font-size="12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normal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Verana Sans" fo:font-family="'Verana Sans'" style:font-family-generic="swiss" style:font-pitch="variable" fo:font-size="10.5pt" style:font-size-asian="10.5pt" style:font-size-complex="10.5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>
      <style:paragraph-properties fo:margin-left="0cm" fo:margin-right="0cm" fo:margin-top="0.25cm" fo:margin-bottom="0.25cm" style:contextual-spacing="false" fo:line-height="115%" fo:text-indent="0cm" style:auto-text-indent="true"/>
      <style:text-properties style:font-name="Latin Modern Sans3" fo:font-family="'Latin Modern Sans'" style:font-style-name="Normal" style:font-family-generic="swiss" style:font-pitch="variable" fo:font-size="12pt" style:font-size-asian="10.5pt" style:font-size-complex="10.5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min-label-distance="0.381cm"/>
      </text:outline-level-style>
      <text:outline-level-style text:level="2" loext:num-list-format=" %1%.%2% " style:num-prefix=" " style:num-suffix=" " style:num-format="1" text:display-levels="2">
        <style:list-level-properties text:min-label-distance="0.381cm"/>
      </text:outline-level-style>
      <text:outline-level-style text:level="3" loext:num-list-format=" %1%.%2%.%3% " style:num-prefix=" " style:num-suffix=" " style:num-format="1" text:display-levels="3">
        <style:list-level-properties text:min-label-distance="0.381cm"/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a" style:num-letter-sync="true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04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text:s text:c="5"/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language>fr</dc:language>
    <meta:creation-date>2023-10-27T18:57:58Z</meta:creation-date>
    <dc:date>2023-10-28T16:13:55.869826348</dc:date>
    <meta:editing-duration>PT12M56S</meta:editing-duration>
    <meta:editing-cycles>8</meta:editing-cycles>
    <meta:document-statistic meta:table-count="0" meta:image-count="0" meta:object-count="0" meta:page-count="1" meta:paragraph-count="1" meta:word-count="1" meta:character-count="6" meta:non-whitespace-character-count="1"/>
    <meta:user-defined meta:name="always_allow_html">True</meta:user-defined>
    <meta:user-defined meta:name="bibliography"/>
    <meta:user-defined meta:name="classoption">twoside</meta:user-defined>
    <meta:user-defined meta:name="csl">vancouver-superscript.csl</meta:user-defined>
    <meta:user-defined meta:name="fontsize" meta:value-type="string">12pt</meta:user-defined>
    <meta:user-defined meta:name="geometry" meta:value-type="string">left=2.5cm,right=2.5cm,top=1.5cm,bottom=2cm</meta:user-defined>
    <meta:user-defined meta:name="output" meta:value-type="string"/>
  </office:meta>
</office:document-meta>
</file>